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cm" svg:height="1.5cm" svg:x="8cm" svg:y="1.5cm">
          <text:p text:style-name="P1">objectR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cm" svg:height="1.5cm" svg:x="2.5cm" svg:y="5cm">
          <text:p text:style-name="P1">Group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cm" svg:height="1.5cm" svg:x="8cm" svg:y="5cm">
          <text:p text:style-name="P1">Group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1.5cm" svg:x="14.5cm" svg:y="5cm"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5cm" svg:height="1.5cm" svg:x="14.5cm" svg:y="5cm"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5cm" svg:height="1.5cm" svg:x="2.5cm" svg:y="7.9cm"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5cm" svg:height="1.5cm" svg:x="8cm" svg:y="7.9cm"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5cm" svg:height="1.5cm" svg:x="13.5cm" svg:y="7.9cm"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5cm" svg:y1="3cm" svg:x2="5cm" svg:y2="5cm" draw:start-shape="id1" draw:start-glue-point="8" draw:end-shape="id2" draw:end-glue-point="4" svg:d="m10500 3000v1151h-5500v849">
          <text:p/>
        </draw:connector>
        <draw:connector draw:style-name="gr2" draw:text-style-name="P1" draw:layer="layout" svg:x1="10.5cm" svg:y1="3cm" svg:x2="10.5cm" svg:y2="5cm" draw:start-shape="id1" draw:start-glue-point="8" draw:end-shape="id3" svg:d="m10500 3000v2000">
          <text:p/>
        </draw:connector>
        <draw:connector draw:style-name="gr2" draw:text-style-name="P1" draw:layer="layout" svg:x1="10.5cm" svg:y1="3cm" svg:x2="17cm" svg:y2="5cm" draw:start-shape="id1" draw:start-glue-point="8" draw:end-shape="id4" draw:end-glue-point="4" svg:d="m10500 3000v1151h6500v849">
          <text:p/>
        </draw:connector>
        <draw:connector draw:style-name="gr2" draw:text-style-name="P1" draw:layer="layout" svg:x1="5cm" svg:y1="6.5cm" svg:x2="5cm" svg:y2="7.9cm" draw:start-shape="id2" draw:start-glue-point="8" draw:end-shape="id5" draw:end-glue-point="4" svg:d="m5000 6500v1400">
          <text:p/>
        </draw:connector>
        <draw:connector draw:style-name="gr2" draw:text-style-name="P1" draw:layer="layout" svg:x1="10.5cm" svg:y1="6.5cm" svg:x2="10.5cm" svg:y2="7.9cm" draw:start-shape="id3" draw:start-glue-point="8" draw:end-shape="id6" draw:end-glue-point="4" svg:d="m10500 6500v1400">
          <text:p/>
        </draw:connector>
        <draw:connector draw:style-name="gr2" draw:text-style-name="P1" draw:layer="layout" svg:x1="10.5cm" svg:y1="6.5cm" svg:x2="16cm" svg:y2="7.9cm" draw:start-shape="id3" draw:start-glue-point="8" draw:end-shape="id7" draw:end-glue-point="4" svg:d="m10500 6500v851h5500v5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9T13:46:51</meta:creation-date>
    <dc:date>2011-04-19T13:51:31</dc:date>
    <meta:editing-duration>PT4M41S</meta:editing-duration>
    <meta:editing-cycles>1</meta:editing-cycles>
    <meta:document-statistic meta:object-count="14"/>
    <meta:generator>LibreOffice/3.3$Unix LibreOffice_project/330m19$Build-8</meta:generator>
  </office:meta>
</office:document-meta>
</file>